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Wywyższony,</text:span><text:span text:style-name="T1"><text:line-break/></text:span><text:span text:style-name="T1">zawsze będziesz wywyższony.</text:span><text:span text:style-name="T1"><text:line-break/></text:span><text:span text:style-name="T1">Jesteś godzien </text:span><text:span text:style-name="T1">honoru i czci.</text:span><text:span text:style-name="T1"><text:line-break/></text:span><text:span text:style-name="T1">Zawsze będę</text:span><text:span text:style-name="T1"><text:line-break/></text:span><text:span text:style-name="T1">stać przed Tobą,</text:span><text:span text:style-name="T1"><text:line-break/></text:span><text:span text:style-name="T1">by Cię wielbić</text:span><text:span text:style-name="T1"><text:line-break/></text:span><text:span text:style-name="T1">I chwalić</text:span><text:span text:style-name="T1"><text:line-break/></text:span><text:span text:style-name="T1">przez wszystkie moje dn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2T17:19:52</meta:creation-date>
    <dc:creator>Rafał Talacha</dc:creator>
    <dc:date>2009-02-01T15:34:36</dc:date>
    <dc:language>pl-PL</dc:language>
    <meta:editing-cycles>4</meta:editing-cycles>
    <meta:editing-duration>PT1M34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